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!-- body -->
  <office:body>
    <office:text text:use-soft-page-breaks="true">
      <text:p text:style-name="sect0"><text:title/></text:p>
      <text:h text:style-name="sect1" text:outline-level="1"><text:bookmark-start text:name="_poc_environment"/>PoC Environment<text:bookmark-end text:name="_poc_environment"/></text:h>
      <text:h text:style-name="sect2" text:outline-level="2"><text:bookmark-start text:name="_networks"/>Networks<text:bookmark-end text:name="_networks"/></text:h>
      <table:table table:name="table" table:style-name="tableblock">
        <table:table-column/>
        <table:table-column/>
        <table:table-column/>
        <table:table-column/>
        <table:table-row>
          <table:table-cell table:style-name="table-cell">
            <text:p text:style-name="table-cell">Name</text:p>
          </table:table-cell>
          <table:table-cell table:style-name="table-cell">
            <text:p text:style-name="table-cell">Network/Mask</text:p>
          </table:table-cell>
          <table:table-cell table:style-name="table-cell">
            <text:p text:style-name="table-cell">Controller Interface</text:p>
          </table:table-cell>
          <table:table-cell table:style-name="table-cell">
            <text:p text:style-name="table-cell">Compute Interface</text:p>
          </table:table-cell>
        </table:table-row>
        <table:table-row>
          <table:table-cell table:style-name="table-cell">
            <text:p text:style-name="table-cell">Nova Public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Public API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 — </text:p>
          </table:table-cell>
        </table:table-row>
        <table:table-row>
          <table:table-cell table:style-name="table-cell">
            <text:p text:style-name="table-cell">Nova Private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 — 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Provisioning</text:p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Storage</text:p>
          </table:table-cell>
          <table:table-cell table:style-name="table-cell">
            <text:p text:style-name="table-cell">N/A</text:p>
          </table:table-cell>
          <table:table-cell table:style-name="table-cell">
            <text:p text:style-name="table-cell">N/A</text:p>
          </table:table-cell>
          <table:table-cell table:style-name="table-cell">
            <text:p text:style-name="table-cell">N/A</text:p>
          </table:table-cell>
        </table:table-row>
      </table:table>
      <text:h text:style-name="sect2" text:outline-level="2"><text:bookmark-start text:name="_foreman_server"/>Foreman Server<text:bookmark-end text:name="_foreman_server"/></text:h>
      <table:table table:name="table" table:style-name="tableblock">
        <table:table-column/>
        <table:table-column/>
        <table:table-column/>
        <table:table-row>
          <table:table-cell table:style-name="table-cell">
            <text:p text:style-name="table-cell">Interface(s)</text:p>
          </table:table-cell>
          <table:table-cell table:style-name="table-cell">
            <text:p text:style-name="table-cell">Network</text:p>
          </table:table-cell>
          <table:table-cell table:style-name="table-cell">
            <text:p text:style-name="table-cell">IP</text:p>
          </table:table-cell>
        </table:table-row>
        <table:table-row>
          <table:table-cell table:style-name="table-cell">
            <text:p text:style-name="table-cell">eth0</text:p>
          </table:table-cell>
          <table:table-cell table:style-name="table-cell">
            <text:p text:style-name="table-cell">Public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>eth1</text:p>
          </table:table-cell>
          <table:table-cell table:style-name="table-cell">
            <text:p text:style-name="table-cell">Provisioning</text:p>
          </table:table-cell>
          <table:table-cell table:style-name="table-cell">
            <text:p text:style-name="table-cell"/>
          </table:table-cell>
        </table:table-row>
      </table:table>
      <text:h text:style-name="sect2" text:outline-level="2"><text:bookmark-start text:name="_controller_node"/>Controller Node<text:bookmark-end text:name="_controller_node"/></text:h>
      <table:table table:name="table" table:style-name="tableblock">
        <table:table-column/>
        <table:table-column/>
        <table:table-column/>
        <table:table-column/>
        <table:table-row>
          <table:table-cell table:style-name="table-cell">
            <text:p text:style-name="table-cell">Interface</text:p>
          </table:table-cell>
          <table:table-cell table:style-name="table-cell">
            <text:p text:style-name="table-cell">MAC</text:p>
          </table:table-cell>
          <table:table-cell table:style-name="table-cell">
            <text:p text:style-name="table-cell">Network</text:p>
          </table:table-cell>
          <table:table-cell table:style-name="table-cell">
            <text:p text:style-name="table-cell">IP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Public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/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Provisioning</text:p>
          </table:table-cell>
          <table:table-cell table:style-name="table-cell">
            <text:p text:style-name="table-cell">Auto-assigned</text:p>
          </table:table-cell>
        </table:table-row>
      </table:table>
      <text:p text:style-name="asciidoc-pagebreak"/>
      <text:h text:style-name="sect2" text:outline-level="2"><text:bookmark-start text:name="_compute_node1"/>Compute Node1<text:bookmark-end text:name="_compute_node1"/></text:h>
      <table:table table:name="table" table:style-name="tableblock">
        <table:table-column/>
        <table:table-column/>
        <table:table-column/>
        <table:table-column/>
        <table:table-row>
          <table:table-cell table:style-name="table-cell">
            <text:p text:style-name="table-cell">Interface</text:p>
          </table:table-cell>
          <table:table-cell table:style-name="table-cell">
            <text:p text:style-name="table-cell">MAC</text:p>
          </table:table-cell>
          <table:table-cell table:style-name="table-cell">
            <text:p text:style-name="table-cell">Network</text:p>
          </table:table-cell>
          <table:table-cell table:style-name="table-cell">
            <text:p text:style-name="table-cell">IP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Nova Public</text:p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Nova Private</text:p>
          </table:table-cell>
          <table:table-cell table:style-name="table-cell">
            <text:p text:style-name="table-cell">No Address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Provisioning</text:p>
          </table:table-cell>
          <table:table-cell table:style-name="table-cell">
            <text:p text:style-name="table-cell">Auto-assigned</text:p>
          </table:table-cell>
        </table:table-row>
      </table:table>
      <text:h text:style-name="sect2" text:outline-level="2"><text:bookmark-start text:name="_compute_node2"/>Compute Node2<text:bookmark-end text:name="_compute_node2"/></text:h>
      <table:table table:name="table" table:style-name="tableblock">
        <table:table-column/>
        <table:table-column/>
        <table:table-column/>
        <table:table-column/>
        <table:table-row>
          <table:table-cell table:style-name="table-cell">
            <text:p text:style-name="table-cell">Interface</text:p>
          </table:table-cell>
          <table:table-cell table:style-name="table-cell">
            <text:p text:style-name="table-cell">MAC</text:p>
          </table:table-cell>
          <table:table-cell table:style-name="table-cell">
            <text:p text:style-name="table-cell">Network</text:p>
          </table:table-cell>
          <table:table-cell table:style-name="table-cell">
            <text:p text:style-name="table-cell">IP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Nova Public</text:p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Nova Private</text:p>
          </table:table-cell>
          <table:table-cell table:style-name="table-cell">
            <text:p text:style-name="table-cell">No Address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Provisioning</text:p>
          </table:table-cell>
          <table:table-cell table:style-name="table-cell">
            <text:p text:style-name="table-cell">Auto-assigned</text:p>
          </table:table-cell>
        </table:table-row>
      </table:table>
      <text:h text:style-name="sect2" text:outline-level="2"><text:bookmark-start text:name="_compute_node3"/>Compute Node3<text:bookmark-end text:name="_compute_node3"/></text:h>
      <table:table table:name="table" table:style-name="tableblock">
        <table:table-column/>
        <table:table-column/>
        <table:table-column/>
        <table:table-column/>
        <table:table-row>
          <table:table-cell table:style-name="table-cell">
            <text:p text:style-name="table-cell">Interface</text:p>
          </table:table-cell>
          <table:table-cell table:style-name="table-cell">
            <text:p text:style-name="table-cell">MAC</text:p>
          </table:table-cell>
          <table:table-cell table:style-name="table-cell">
            <text:p text:style-name="table-cell">Network</text:p>
          </table:table-cell>
          <table:table-cell table:style-name="table-cell">
            <text:p text:style-name="table-cell">IP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Nova Public</text:p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Nova Private</text:p>
          </table:table-cell>
          <table:table-cell table:style-name="table-cell">
            <text:p text:style-name="table-cell">No Address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Private API</text:p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/>
          </table:table-cell>
          <table:table-cell table:style-name="table-cell">
            <text:p text:style-name="table-cell">Provisioning</text:p>
          </table:table-cell>
          <table:table-cell table:style-name="table-cell">
            <text:p text:style-name="table-cell">Auto-assigned</text:p>
          </table:table-cell>
        </table:table-row>
      </table:table>
      <text:p text:style-name="asciidoc-pagebreak"/>
      <text:h text:style-name="sect1" text:outline-level="1"><text:bookmark-start text:name="_foreman_hammer_configuration_information"/>Foreman Hammer Configuration Information<text:bookmark-end text:name="_foreman_hammer_configuration_information"/></text:h>
      <text:h text:style-name="sect2" text:outline-level="2"><text:bookmark-start text:name="_mediums"/>Mediums<text:bookmark-end text:name="_medium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Dell OSP PoC</text:p>
          </table:table-cell>
        </table:table-row>
      </table:table>
      <text:h text:style-name="sect2" text:outline-level="2"><text:bookmark-start text:name="_partition_tables"/>Partition Tables<text:bookmark-end text:name="_partition_table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dell-poc-controller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dell-poc-compute</text:p>
          </table:table-cell>
        </table:table-row>
      </table:table>
      <text:h text:style-name="sect2" text:outline-level="2"><text:bookmark-start text:name="_operating_systems"/>Operating Systems<text:bookmark-end text:name="_operating_system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RedHat 6.5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RedHat 7.0</text:p>
          </table:table-cell>
        </table:table-row>
      </table:table>
      <text:h text:style-name="sect2" text:outline-level="2"><text:bookmark-start text:name="_subnets"/>Subnets<text:bookmark-end text:name="_subnet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OpenStack</text:p>
          </table:table-cell>
        </table:table-row>
      </table:table>
      <text:p text:style-name="asciidoc-pagebreak"/>
      <text:h text:style-name="sect2" text:outline-level="2"><text:bookmark-start text:name="_templates"/>Templates<text:bookmark-end text:name="_template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Dell OpenStack Kickstart Templat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Dell OpenStack PXE Template</text:p>
          </table:table-cell>
        </table:table-row>
      </table:table>
      <text:h text:style-name="sect2" text:outline-level="2"><text:bookmark-start text:name="_environments"/>Environments<text:bookmark-end text:name="_environment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development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production</text:p>
          </table:table-cell>
        </table:table-row>
      </table:table>
      <text:h text:style-name="sect2" text:outline-level="2"><text:bookmark-start text:name="_domains"/>Domains<text:bookmark-end text:name="_domain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</table:table>
      <text:h text:style-name="sect2" text:outline-level="2"><text:bookmark-start text:name="_puppet_proxies"/>Puppet Proxies<text:bookmark-end text:name="_puppet_proxie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</table:table>
      <text:h text:style-name="sect2" text:outline-level="2"><text:bookmark-start text:name="_architectures"/>Architectures<text:bookmark-end text:name="_architecture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i386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x86_64</text:p>
          </table:table-cell>
        </table:table-row>
      </table:table>
      <text:p text:style-name="asciidoc-pagebreak"/>
      <text:h text:style-name="sect2" text:outline-level="2"><text:bookmark-start text:name="_hostgroups"/>Hostgroups<text:bookmark-end text:name="_hostgroup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Controller (Nova Network)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Compute (Nova Network)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</table:table>
      <text:h text:style-name="sect2" text:outline-level="2"><text:bookmark-start text:name="_hosts"/>Hosts<text:bookmark-end text:name="_hosts"/></text:h>
      <table:table table:name="table" table:style-name="tableblock">
        <table:table-column/>
        <table:table-column/>
        <table:table-row>
          <table:table-cell table:style-name="table-cell">
            <text:p text:style-name="table-cell">ID</text:p>
          </table:table-cell>
          <table:table-cell table:style-name="table-cell">
            <text:p text:style-name="table-cell">Name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  <table:table-row>
          <table:table-cell table:style-name="table-cell">
            <text:p text:style-name="table-cell"/>
          </table:table-cell>
          <table:table-cell table:style-name="table-cell">
            <text:p text:style-name="table-cell">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!-- font-face-decls -->
  <office:font-face-decls>
    <style:font-face style:name="serif" svg:font-family="'Georgia'" style:font-family-generic="roman" style:font-pitch="variable"/>
    <style:font-face style:name="sans-serif" svg:font-family="'Arial'" style:font-family-generic="swiss" style:font-pitch="variable"/>
    <style:font-face style:name="article-title" svg:font-family="'Arial Black'" style:font-family-generic="swiss" style:font-pitch="variable"/>
    <style:font-face style:name="monospace" svg:font-family="'DejaVu Sans Mono'" style:font-pitch="fixed"/>
  </office:font-face-decls>
  <!-- styles -->
  <office:styles>
    <!-- Default styles -->
    <style:default-style style:family="text">
      <style:text-properties fo:color="#000000" style:font-name="serif" fo:font-size="12pt"/>
    </style:default-style>
    <style:default-style style:family="paragraph">
      <style:paragraph-properties fo:text-align="start" fo:margin-top="0.5mm" fo:margin-bottom="2.3mm" style:justify-single-word="false" style:text-autospace="ideograph-alpha" style:punctuation-wrap="hanging" style:line-break="strict" style:writing-mode="page"/>
      <style:text-properties fo:color="#000000" style:font-name="serif" fo:font-size="12pt"/>
    </style:default-style>
    <style:default-style style:family="graphic">
      <style:graphic-properties fo:min-width="100%" fo:min-height="5mm" text:anchor-type="paragraph" svg:x="0mm" svg:y="0mm" fo:margin-top="0mm" fo:margin-bottom="5mm" style:wrap="left" style:number-wrapped-paragraphs="no-limit" style:wrap-contour="false" style:vertical-pos="top" style:vertical-rel="paragraph-content" style:horizontal-pos="center" style:horizontal-rel="paragraph-content" fo:padding="2mm" style:flow-with-text="false"/>
      <style:paragraph-properties fo:text-align="start" style:text-autospace="ideograph-alpha" style:line-break="strict" style:writing-mode="lr-tb" style:font-independent-line-spacing="false"/>
    </style:default-style>
    <style:default-style style:family="table">
      <style:table-properties style:width="170mm" fo:margin-top="0mm" fo:margin-bottom="0mm" table:align="margins" style:shadow="none" table:border-model="separating"/>
    </style:default-style>
    <style:default-style style:family="table-column">
      <style:table-column-properties style:column-width="85mm" style:rel-column-width="32767*"/>
    </style:default-style>
    <style:default-style style:family="table-row">
      <style:table-row-properties fo:keep-together="auto"/>
    </style:default-style>
    <style:default-style style:family="table-cell">
      <style:table-cell-properties fo:background-color="transparent" fo:padding="0mm" fo:border-left="0.5pt solid #000080" fo:border-right="none" fo:border-top="2pt solid #000080" fo:border-bottom="0.5pt solid #000080"/>
    </style:default-style>
    <style:style style:name="cover-text" style:family="paragraph">
      <style:text-properties fo:font-size="14pt"/>
    </style:style>
    <style:style style:name="cover-image" style:family="graphic">
      <style:graphic-properties style:wrap="dynamic" style:number-wrapped-paragraphs="1" style:vertical-pos="bottom" style:vertical-rel="page-content" style:horizontal-pos="center" style:horizontal-rel="page-content" fo:margin-bottom="25mm" svg:width="170mm" style:rel-width="100%" svg:height="22.91mm" style:rel-height="scale"/>
    </style:style>
    <style:style style:name="cover-bottom" style:family="graphic">
      <style:graphic-properties style:vertical-pos="bottom" style:vertical-rel="page-content" style:horizontal-pos="from-left" style:horizontal-rel="page-content" fo:padding="0mm" fo:border="none" style:shadow="none" fo:min-height="12pt" fo:min-width="100%"/>
    </style:style>
    <style:style style:name="cover-bottom" style:family="paragraph">
      <style:paragraph-properties fo:margin-top="2.5mm" fo:margin-bottom="6pt"/>
      <style:text-properties fo:font-size="11pt"/>
    </style:style>
    <text:outline-style style:name="Outline">
      <text:outline-level-style text:level="1" text:style-name="numbering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text:style-name="numbering" style:num-suffix="." style:num-format="1" text:display-levels="4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</text:outline-style>
    <style:style style:name="sect-default" style:family="paragraph" style:class="text" style:next-style-name="standard">
      <style:paragraph-properties fo:keep-with-next="always" fo:margin-top="1.8mm" fo:margin-bottom="0.5mm"/>
      <style:text-properties style:font-name="sans-serif" fo:color="#527bbd" fo:font-weight="bold"/>
    </style:style>
    <style:style style:name="sect0" style:family="paragraph" style:parent-style-name="sect-default">
      <style:paragraph-properties style:page-number="auto" fo:margin-top="2mm" fo:border-bottom="0.35mm solid #c0c0c0"/>
      <style:text-properties fo:font-size="200%"/>
    </style:style>
    <style:style style:name="sect1" style:family="paragraph" style:parent-style-name="sect-default" style:default-outline-level="1">
      <style:paragraph-properties style:page-number="auto" text:number-lines="true" text:line-number="1" fo:border-bottom="0.35mm solid #c0c0c0" fo:padding-top="1.8mm"/>
      <style:text-properties fo:font-size="150%"/>
    </style:style>
    <style:style style:name="sect-appendix" style:family="paragraph" style:parent-style-name="sect1" style:default-outline-level="1"/>
    <style:style style:name="sect2" style:family="paragraph" style:parent-style-name="sect-default" style:default-outline-level="2">
      <style:paragraph-properties style:page-number="auto" text:number-lines="true" text:line-number="2"/>
      <style:text-properties fo:font-size="117%" style:text-underline-style="solid" style:text-underline-color="#c0c0c0"/>
    </style:style>
    <style:style style:name="sect3" style:family="paragraph" style:parent-style-name="sect-default" style:default-outline-level="3">
      <style:paragraph-properties style:page-number="auto" text:number-lines="true" text:line-number="3"/>
    </style:style>
    <style:style style:name="sect4" style:family="paragraph" style:parent-style-name="sect-default" style:default-outline-level="4">
      <style:paragraph-properties style:page-number="auto" text:number-lines="true" text:line-number="4"/>
    </style:style>
    <style:style style:name="title" style:family="paragraph" style:class="text">
      <style:paragraph-properties fo:margin-top="1.8mm" fo:margin-bottom="0.3mm" fo:keep-with-next="always"/>
      <style:text-properties style:font-name="sans-serif" fo:color="#527bbd" fo:font-weight="bold"/>
    </style:style>
    <style:style style:name="caption" style:family="paragraph" style:class="text">
      <style:paragraph-properties fo:margin-top="0mm" fo:margin-bottom="2pt" fo:keep-with-next="always"/>
      <style:text-properties fo:font-weight="bold"/>
    </style:style>
    <style:style style:name="columnbreak" style:family="paragraph">
      <style:paragraph-properties fo:line-height="0mm" fo:break-after="column"/>
    </style:style>
    <style:style style:name="asciidoc-pagebreak" style:family="paragraph">
      <style:paragraph-properties fo:line-height="0mm" fo:break-after="page"/>
    </style:style>
    <style:style style:name="paragraph" style:family="paragraph">
      <style:paragraph-properties fo:margin-top="1.52mm"/>
    </style:style>
    <style:style style:name="empty" style:family="paragraph">
      <style:paragraph-properties fo:line-height="0mm" fo:margin="0mm" fo:padding="0mm"/>
    </style:style>
    <style:style style:name="annotationblock" style:family="paragraph">
      <style:paragraph-properties fo:line-height="0mm" fo:margin="0mm" fo:padding="0mm"/>
    </style:style>
    <style:style style:name="comment" style:family="paragraph">
      <style:text-properties fo:background-color="#ffff00"/>
    </style:style>
    <style:style style:name="comment" style:family="text">
      <style:text-properties fo:background-color="#ffff00"/>
    </style:style>
    <style:style style:name="index" style:family="paragraph" style:parent-style-name="standard" style:class="index">
      <style:paragraph-properties text:number-lines="false" text:line-number="0"/>
    </style:style>
    <style:style style:name="toc" style:family="section"/>
    <style:style style:name="sect-toc" style:family="paragraph" style:parent-style-name="sect1" style:default-outline-level="" style:class="text"/>
    <style:style style:name="toc-link" style:family="text" style:parent-style-name="standard"/>
    <style:style style:name="toc-level-1" style:family="paragraph" style:parent-style-name="index" style:class="index">
      <style:paragraph-properties fo:margin-left="0mm" fo:margin-right="0mm" fo:margin-top="6pt" fo:margin-bottom="0pt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1pt" fo:color="#0065ff"/>
    </style:style>
    <style:style style:name="toc-level-2" style:family="paragraph" style:parent-style-name="index" style:class="index">
      <style:paragraph-properties fo:margin-left="4.99mm" fo:margin-right="0mm" fo:margin-top="0.5pt" fo:margin-bottom="0pt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admonitionicon" style:family="paragraph">
      <style:paragraph-properties fo:break-after="column"/>
    </style:style>
    <style:style style:name="admonitionname" style:family="paragraph">
      <style:paragraph-properties fo:break-after="column" fo:text-align="center"/>
      <style:text-properties fo:font-weight="bold" style:font-name="sans-serif" style:text-rotation-angle="270" fo:font-size="10pt"/>
    </style:style>
    <style:style style:name="admonitiontext" style:family="paragraph">
      <style:text-properties fo:color="#606060"/>
    </style:style>
    <style:style style:name="sidebarblock" style:family="paragraph">
      <style:paragraph-properties fo:line-height="0mm"/>
    </style:style>
    <style:style style:name="sidebarframe" style:family="graphic">
      <style:graphic-properties svg:width="0mm" style:rel-width="100%" text:anchor-type="paragraph" style:vertical-pos="top" style:vertical-rel="paragraph" style:horizontal-pos="right" style:horizontal-rel="paragraph" fo:background-color="#ffffee" fo:padding="1.8mm" fo:border="0.1mm solid #dddddd" fo:border-left="4.25pt solid #f0f0f0"/>
    </style:style>
    <style:style style:name="list-item" style:family="paragraph">
      <style:paragraph-properties fo:margin-top="1.01mm" fo:margin-bottom="1.01mm"/>
    </style:style>
    <style:style style:name="imageblock" style:family="graphic">
      <style:graphic-properties fo:margin-left="2mm" fo:margin-right="2mm" fo:margin-top="0mm" fo:margin-bottom="0mm" style:wrap="none" style:vertical-pos="top" style:vertical-rel="paragraph-content" style:horizontal-rel="char" fo:background-color="transparent" style:background-transparency="100%" fo:padding="0mm" style:shadow="none" fo:border="none"/>
    </style:style>
    <style:style style:name="imageblock-left" style:family="graphic" style:parent-style-name="imageblock">
      <style:graphic-properties style:wrap="right" style:horizontal-pos="left" style:horizontal-rel="char" style:rel-width="50%"/>
    </style:style>
    <style:style style:name="imageblock-right" style:family="graphic" style:parent-style-name="imageblock">
      <style:graphic-properties style:wrap="left" style:horizontal-pos="right" style:horizontal-rel="char" style:rel-width="50%"/>
    </style:style>
    <style:style style:name="imageblock-center" style:family="graphic" style:parent-style-name="imageblock">
      <style:graphic-properties style:wrap="none" style:horizontal-pos="center" style:horizontal-rel="char" style:rel-width="80%"/>
    </style:style>
    <style:style style:name="asciidoc-hr" style:family="paragraph" style:next-style-name="text-body" style:class="html">
      <style:paragraph-properties fo:line-height="0mm" fo:border-bottom="0.35mm solid #c0c0c0"/>
    </style:style>
    <style:style style:name="listingblock" style:family="paragraph">
      <style:paragraph-properties fo:background-color="#f8f8f8" fo:padding-left="2mm" fo:padding-right="2mm" fo:padding-top="3mm" fo:padding-bottom="3mm" fo:border-left="1.5mm solid #f0f0f0" fo:border="0.1mm solid #dddddd" style:shadow="none" style:line-break="normal" fo:keep-together="auto"/>
      <style:text-properties style:font-name="monospace" fo:font-size="10pt" fo:color="#000080"/>
    </style:style>
    <style:style style:name="literalblock" style:family="paragraph">
      <style:paragraph-properties fo:padding-left="0mm" fo:padding-right="0mm" fo:padding-top="1.99mm" fo:padding-bottom="1.99mm" fo:border-left="0.02mm solid #000000" fo:border-right="none" fo:border-top="none" fo:border-bottom="none"/>
      <style:text-properties style:font-name="monospace" fo:font-size="10pt" fo:color="#000080"/>
    </style:style>
    <style:style style:name="exampleblock" style:family="paragraph">
      <style:paragraph-properties fo:line-height="0mm"/>
    </style:style>
    <style:style style:name="exampleframe" style:family="graphic">
      <style:graphic-properties svg:width="0mm" style:rel-width="100%" text:anchor-type="paragraph" style:vertical-pos="top" style:vertical-rel="paragraph" style:horizontal-pos="right" style:horizontal-rel="paragraph" fo:padding="1.8mm" fo:border-left="0.71mm solid #dddddd"/>
    </style:style>
    <style:style style:name="openblock" style:family="paragraph"/>
    <style:style style:name="quoteblock" style:family="paragraph">
      <style:paragraph-properties fo:background-color="#f8f8f8" fo:margin-left="11.99mm" fo:margin-right="0mm" fo:margin-top="0mm" fo:margin-bottom="3mm" fo:text-indent="0mm" style:auto-text-indent="false" fo:padding-left="1.5mm" fo:padding-right="0.49mm" fo:padding-top="0.49mm" fo:padding-bottom="0.49mm" fo:border-left="2mm solid #f0f0f0" fo:border-right="0.4mm solid #dddddd" fo:border-top="0.4mm solid #dddddd" fo:border-bottom="0.4mm solid #dddddd" style:shadow="none"/>
      <style:text-properties style:font-name="monospace" fo:font-size="10pt" fo:color="#000080"/>
    </style:style>
    <style:style style:name="preamble" style:family="paragraph">
      <style:text-properties fo:font-style="italic"/>
    </style:style>
    <style:style style:name="text-body" style:family="paragraph" style:class="text">
      <style:paragraph-properties fo:margin-top="0mm" fo:margin-bottom="2.12mm"/>
    </style:style>
    <style:style style:name="footer" style:family="paragraph" style:class="extra">
      <style:paragraph-properties fo:padding="0mm" fo:border-left="none" fo:border-right="none" fo:border-top="0.02mm solid #000000" fo:border-bottom="none" style:shadow="none" text:number-lines="false" text:line-number="0">
        <style:tab-stops>
          <style:tab-stop style:position="0mm" style:type="right"/>
          <style:tab-stop style:position="172.72mm" style:type="right"/>
        </style:tab-stops>
      </style:paragraph-properties>
    </style:style>
    <style:style style:name="table-of-contents" style:family="paragraph" style:class="extra">
      <style:paragraph-properties style:page-number="auto" style:shadow="none" text:number-lines="false" text:line-number="0">
        <style:tab-stops/>
      </style:paragraph-properties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!-- automatic-styles -->
  <office:automatic-styles>
    <!-- Page layout -->
    <style:page-layout style:name="Page">
      <style:page-layout-properties fo:page-width="210.01mm" fo:page-height="297mm" style:num-format="1" style:print-orientation="portrait" fo:margin-top="15mm" fo:margin-bottom="15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style style:name="a-element" style:family="text">
      <style:text-properties fo:color="#0000ff" style:text-underline-style="solid"/>
    </style:style>
    <style:style style:name="author" style:family="text">
      <style:text-properties style:font-name="sans-serif" fo:font-size="110%" fo:font-weight="bold" fo:color="#527bbd"/>
    </style:style>
    <style:style style:name="email" style:family="text">
      <style:text-properties style:font-name="monospace"/>
    </style:style>
    <style:style style:name="bullet-symbols" style:family="text">
      <style:text-properties style:font-name="OpenSymbol"/>
    </style:style>
    <text:list-style style:name="list"/>
    <text:list-style style:name="stublist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itemizedlist">
      <text:list-level-style-bullet text:level="1" text:style-name="bullet-symbols" text:bullet-char="⚫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'DejaVu Sans'" style:font-style-name="Book" style:font-family-generic="swiss"/>
      </text:list-level-style-bullet>
      <text:list-level-style-bullet text:level="2" text:style-name="bullet-symbols" text:bullet-char="⚪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'DejaVu Sans'" style:font-style-name="Book" style:font-family-generic="swiss"/>
      </text:list-level-style-bullet>
      <text:list-level-style-bullet text:level="3" text:style-name="bullet-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DejaVu Sans'" style:font-style-name="Book" style:font-family-generic="swiss"/>
      </text:list-level-style-bullet>
      <text:list-level-style-bullet text:level="4" text:style-name="bullet-symbols" text:bullet-char="▫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DejaVu Sans'" style:font-style-name="Book" style:font-family-generic="swiss"/>
      </text:list-level-style-bullet>
      <text:list-level-style-bullet text:level="5" text:style-name="bullet-symbols" text:bullet-char="▸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'DejaVu Sans'" style:font-style-name="Book" style:font-family-generic="swiss"/>
      </text:list-level-style-bullet>
      <text:list-level-style-bullet text:level="6" text:style-name="bullet-symbols" text:bullet-char="▹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'DejaVu Sans'" style:font-style-name="Book" style:font-family-generic="swiss"/>
      </text:list-level-style-bullet>
      <text:list-level-style-bullet text:level="7" text:style-name="bullet-symbols" text:bullet-char="◆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'DejaVu Sans'" style:font-style-name="Book" style:font-family-generic="swiss"/>
      </text:list-level-style-bullet>
      <text:list-level-style-bullet text:level="8" text:style-name="bullet-symbols" text:bullet-char="◇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'DejaVu Sans'" style:font-style-name="Book" style:font-family-generic="swiss"/>
      </text:list-level-style-bullet>
      <text:list-level-style-bullet text:level="9" text:style-name="bullet-symbols" text:bullet-char="▰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DejaVu Sans'" style:font-style-name="Book" style:font-family-generic="swiss"/>
      </text:list-level-style-bullet>
      <text:list-level-style-bullet text:level="10" text:style-name="bullet-symbols" text:bullet-char="▱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DejaVu Sans'" style:font-style-name="Book" style:font-family-generic="swiss"/>
      </text:list-level-style-bullet>
    </text:list-style>
    <style:style style:name="itemizedlist-item" style:family="paragraph" style:parent-style-name="list-item"/>
    <text:list-style style:name="orderedlist">
      <text:list-level-style-number text:level="1" text:style-name="numbering-symbols" style:num-prefix=" 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-symbols" style:num-suffix="." style:num-format="a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-symbols" style:num-prefix=" " style:num-suffix=")" style:num-format="i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-symbols" style:num-suffix="." style:num-format="A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-symbols" style:num-suffix=")" style:num-format="I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-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-symbols" style:num-suffix="." style:num-format="a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-symbols" style:num-suffix=")" style:num-format="i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-symbols" style:num-suffix="." style:num-format="A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-symbols" style:num-suffix=")" style:num-format="I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orderedlist-item" style:family="paragraph" style:parent-style-name="list-item"/>
    <text:list-style style:name="variablelist">
      <text:list-level-style-number text:level="1" style:num-format="">
        <style:list-level-properties text:list-level-position-and-space-mode="label-alignment">
          <style:list-level-label-alignment text:label-followed-by="listtab" text:list-tab-stop-position="12.70mm" fo:text-indent="-12.70mm" fo:margin-left="12.70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9.05mm" fo:text-indent="-12.70mm" fo:margin-left="19.05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25.4mm" fo:text-indent="-12.70mm" fo:margin-left="25.4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38.10mm" fo:text-indent="-6.35mm" fo:margin-left="38.10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50.80mm" fo:text-indent="-6.35mm" fo:margin-left="50.80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63.50mm" fo:text-indent="-6.35mm" fo:margin-left="63.50mm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variablelist-term" style:family="paragraph" style:parent-style-name="list-item">
      <style:paragraph-properties fo:keep-with-next="always"/>
      <style:text-properties fo:color="#000080"/>
    </style:style>
    <style:style style:name="variablelist-item" style:family="paragraph" style:parent-style-name="list-item">
      <style:paragraph-properties fo:padding-left="6mm"/>
    </style:style>
    <style:style style:name="horizontallist" style:family="table">
      <style:table-properties style:width="170mm" fo:margin-top="0mm" fo:margin-bottom="0mm" table:align="margins" style:shadow="none" table:border-model="separating"/>
    </style:style>
    <style:style style:name="horizontallist.A" style:family="table-column">
      <style:table-column-properties style:rel-column-width="1856*" style:use-optimal-column-width="true"/>
    </style:style>
    <style:style style:name="horizontallist.B" style:family="table-column">
      <style:table-column-properties style:rel-column-width="7782*" style:use-optimal-column-width="true"/>
    </style:style>
    <style:style style:name="horizontallist" style:family="table-row">
      <style:table-row-properties fo:keep-together="auto"/>
    </style:style>
    <style:style style:name="table-cell" style:family="table-cell">
      <style:table-cell-properties fo:background-color="transparent" fo:padding="1mm" fo:border="0.2mm solid #000000"/>
    </style:style>
    <style:style style:name="table-header" style:family="paragraph">
      <style:text-properties fo:font-weight="bold"/>
    </style:style>
    <style:style style:name="table-cell-strong" style:family="paragraph">
      <style:text-properties fo:font-weight="bold"/>
    </style:style>
    <style:style style:name="horizontallist" style:family="table">
      <style:table-properties style:width="170mm" fo:margin-top="0mm" fo:margin-bottom="0mm" table:align="margins" style:shadow="none" table:border-model="separating"/>
    </style:style>
    <style:style style:name="horizontallist.A" style:family="table-column">
      <style:table-column-properties style:rel-column-width="1856*" style:use-optimal-column-width="true"/>
    </style:style>
    <style:style style:name="horizontallist.B" style:family="table-column">
      <style:table-column-properties style:rel-column-width="7782*" style:use-optimal-column-width="true"/>
    </style:style>
    <style:style style:name="horizontallist" style:family="table-row">
      <style:table-row-properties fo:keep-together="auto"/>
    </style:style>
    <style:style style:name="horizontallist-term" style:family="table-cell">
      <style:table-cell-properties fo:background-color="transparent" fo:padding="0mm" fo:border="none"/>
    </style:style>
    <style:style style:name="horizontallist-item" style:family="table-cell">
      <style:table-cell-properties fo:background-color="transparent" fo:padding="0mm" fo:border="none"/>
    </style:style>
    <style:style style:name="horizontallist-term" style:family="paragraph" style:parent-style-name="list-item">
      <style:text-properties fo:color="#000080"/>
    </style:style>
    <style:style style:name="horizontallist-item" style:family="paragraph" style:parent-style-name="list-item"/>
    <style:style style:name="strong" style:family="text">
      <style:text-properties fo:font-weight="bold" fo:color="#000080"/>
    </style:style>
    <style:style style:name="emphasis" style:family="text">
      <style:text-properties fo:font-style="italic" fo:color="#000080"/>
    </style:style>
    <style:style style:name="underline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strikethrough" style:family="text">
      <style:text-properties style:text-line-through-style="solid"/>
    </style:style>
    <style:style style:name="comment" style:family="text">
      <style:text-properties fo:background-color="#ffff00"/>
    </style:style>
    <style:style style:name="monospaced" style:family="text">
      <style:text-properties style:font-name="monospace" fo:font-size="10pt" fo:color="#000080"/>
    </style:style>
    <style:style style:name="superscript" style:family="text">
      <style:text-properties style:text-position="super 80%"/>
    </style:style>
    <style:style style:name="subscript" style:family="text">
      <style:text-properties style:text-position="sub 80%"/>
    </style:style>
    <style:style style:name="big" style:family="text">
      <style:text-properties fo:font-size="125%"/>
    </style:style>
    <style:style style:name="command" style:family="text">
      <style:text-properties style:font-name="monospace" fo:font-size="10pt" fo:font-weight="bold" fo:background-color="#f0f0f0"/>
    </style:style>
    <style:style style:name="numbering-symbols" style:family="text">
      <style:text-properties fo:color="#aaaaaa" fo:font-weight="bold"/>
    </style:style>
    <style:style style:name="bullet-symbols" style:family="text">
      <style:text-properties fo:color="#aaaaaa" fo:font-weight="bold"/>
    </style:style>
    <style:style style:name="green" style:family="text">
      <style:text-properties fo:color="#008000"/>
    </style:style>
    <style:style style:name="red" style:family="text">
      <style:text-properties fo:color="#ff0000"/>
    </style:style>
    <style:style style:name="darkred" style:family="text">
      <style:text-properties fo:color="#8b0000"/>
    </style:style>
    <style:style style:name="blue" style:family="text">
      <style:text-properties fo:color="#0000ff"/>
    </style:style>
    <style:style style:name="brown" style:family="text">
      <style:text-properties fo:color="#a52a2a"/>
    </style:style>
    <style:style style:name="darkbrown" style:family="text">
      <style:text-properties fo:color="#000000"/>
    </style:style>
    <style:style style:name="pink" style:family="text">
      <style:text-properties fo:color="#ffc0cb"/>
    </style:style>
    <style:style style:name="yellow" style:family="text">
      <style:text-properties fo:color="#ffff00"/>
    </style:style>
    <style:style style:name="cyan" style:family="text">
      <style:text-properties fo:color="#00ffff"/>
    </style:style>
    <style:style style:name="purple" style:family="text">
      <style:text-properties fo:color="#800080"/>
    </style:style>
    <style:style style:name="orange" style:family="text">
      <style:text-properties fo:color="#ffa500"/>
    </style:style>
    <style:style style:name="brightorange" style:family="text">
      <style:text-properties fo:color="#000000"/>
    </style:style>
    <style:style style:name="brightgreen" style:family="text">
      <style:text-properties fo:color="#00ff00"/>
    </style:style>
    <style:style style:name="darkgreen" style:family="text">
      <style:text-properties fo:color="#006400"/>
    </style:style>
    <style:style style:name="black" style:family="text">
      <style:text-properties fo:color="#000000"/>
    </style:style>
    <style:style style:name="teal" style:family="text">
      <style:text-properties fo:color="#008080"/>
    </style:style>
    <style:style style:name="gray" style:family="text">
      <style:text-properties fo:color="#808080"/>
    </style:style>
    <style:style style:name="darkblue" style:family="text">
      <style:text-properties fo:color="#00008b"/>
    </style:style>
    <style:style style:name="green-background" style:family="text">
      <style:text-properties fo:background-color="#008000"/>
    </style:style>
    <style:style style:name="red-background" style:family="text">
      <style:text-properties fo:background-color="#ff0000"/>
    </style:style>
    <style:style style:name="darkred-background" style:family="text">
      <style:text-properties fo:background-color="#8b0000"/>
    </style:style>
    <style:style style:name="blue-background" style:family="text">
      <style:text-properties fo:background-color="#0000ff"/>
    </style:style>
    <style:style style:name="brown-background" style:family="text">
      <style:text-properties fo:background-color="#a52a2a"/>
    </style:style>
    <style:style style:name="darkbrown-background" style:family="text">
      <style:text-properties fo:background-color="#000000"/>
    </style:style>
    <style:style style:name="pink-background" style:family="text">
      <style:text-properties fo:background-color="#ffc0cb"/>
    </style:style>
    <style:style style:name="yellow-background" style:family="text">
      <style:text-properties fo:background-color="#ffff00"/>
    </style:style>
    <style:style style:name="cyan-background" style:family="text">
      <style:text-properties fo:background-color="#00ffff"/>
    </style:style>
    <style:style style:name="purple-background" style:family="text">
      <style:text-properties fo:background-color="#800080"/>
    </style:style>
    <style:style style:name="orange-background" style:family="text">
      <style:text-properties fo:background-color="#ffa500"/>
    </style:style>
    <style:style style:name="brightorange-background" style:family="text">
      <style:text-properties fo:background-color="#000000"/>
    </style:style>
    <style:style style:name="brightgreen-background" style:family="text">
      <style:text-properties fo:background-color="#00ff00"/>
    </style:style>
    <style:style style:name="darkgreen-background" style:family="text">
      <style:text-properties fo:background-color="#006400"/>
    </style:style>
    <style:style style:name="black-background" style:family="text">
      <style:text-properties fo:background-color="#000000"/>
    </style:style>
    <style:style style:name="teal-background" style:family="text">
      <style:text-properties fo:background-color="#008080"/>
    </style:style>
    <style:style style:name="gray-background" style:family="text">
      <style:text-properties fo:background-color="#808080"/>
    </style:style>
    <style:style style:name="darkblue-background" style:family="text">
      <style:text-properties fo:background-color="#00008b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112.13mm" fo:min-width="65%" fo:min-height="5.08mm" text:anchor-type="paragraph" svg:x="0mm" svg:y="0mm" fo:margin-left="2.01mm" fo:margin-right="2.01mm" fo:margin-top="2.01mm" fo:margin-bottom="2.01mm" style:wrap="left" style:number-wrapped-paragraphs="no-limit" style:wrap-contour="false" style:vertical-pos="top" style:vertical-rel="paragraph-content" style:horizontal-pos="center" style:horizontal-rel="paragraph-content" fo:background-color="#ffffcc" style:background-transparency="0%" fo:padding="2.03mm" fo:border="0.18mm solid #666666" style:shadow="none" style:flow-with-text="false">
        <style:background-image/>
        <style:columns fo:column-count="1" fo:column-gap="0mm"/>
      </style:graphic-properties>
    </style:style>
    <text:list-style style:name="sectionlist">
      <text:list-level-style-number text:level="1" text:style-name="numbering-symbols" style:num-suffix="." style:num-format="1">
        <style:list-level-properties text:min-label-distance="3mm"/>
      </text:list-level-style-number>
      <text:list-level-style-number text:level="2" text:style-name="numbering-symbols" style:num-suffix="." style:num-format="1" text:display-levels="2">
        <style:list-level-properties text:min-label-distance="3mm"/>
      </text:list-level-style-number>
      <text:list-level-style-number text:level="3" text:style-name="numbering-symbols" style:num-suffix="." style:num-format="1" text:display-levels="3">
        <style:list-level-properties text:min-label-distance="3mm"/>
      </text:list-level-style-number>
      <text:list-level-style-number text:level="4" text:style-name="numbering-symbols" style:num-suffix="." style:num-format="1" text:display-levels="4">
        <style:list-level-properties text:min-label-distance="3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appendixlist">
      <text:list-level-style-number text:level="1" text:style-name="numbering-symbols" style:num-suffix="." style:num-format="A">
        <style:list-level-properties text:list-level-position-and-space-mode="label-alignment"/>
      </text:list-level-style-number>
      <text:list-level-style-number text:level="2" text:style-name="numbering-symbols" style:num-suffix="." style:num-format="1" text:display-levels="2">
        <style:list-level-properties text:list-level-position-and-space-mode="label-alignment"/>
      </text:list-level-style-number>
    </text:list-style>
    <!--
 <style:style style:name="normal" style:family="text">
  <style:text-properties style:font-name="sans-serif" fo:font-style="normal" style:font-style-asian="normal" style:font-style-complex="normal"/>
 </style:style>
-->
    <style:style style:name="Footer" style:family="paragraph" style:class="extra">
      <style:paragraph-properties fo:padding="0mm" fo:border-left="none" fo:border-right="none" fo:border-top="0.25pt solid #000000" fo:border-bottom="none" style:shadow="none" text:number-lines="false" text:line-number="0" fo:text-align="start" style:justify-single-word="false">
        <style:tab-stops>
          <style:tab-stop style:position="0mm" style:type="left"/>
          <style:tab-stop style:position="85mm" style:type="center"/>
          <style:tab-stop style:position="170.01mm" style:type="right"/>
        </style:tab-stops>
      </style:paragraph-properties>
      <style:text-properties fo:font-size="8pt"/>
    </style:style>
    <style:style style:name="admonitionblock" style:family="section">
      <style:section-properties fo:background-color="transparent" text:dont-balance-text-columns="false" style:editable="false">
        <style:columns fo:column-count="2">
          <style:column-sep style:width="0.71mm" style:color="#dddddd" style:height="100%" style:style="solid"/>
          <style:column style:rel-width="1000*" fo:start-indent="0mm" fo:end-indent="2.54mm"/>
          <style:column style:rel-width="8737*" fo:start-indent="2.54mm" fo:end-indent="0mm"/>
        </style:columns>
        <style:background-image/>
      </style:section-properties>
    </style:style>
    <style:style style:name="columns-2" style:family="section">
      <style:section-properties fo:background-color="transparent" text:dont-balance-text-columns="false" style:editable="false">
        <style:columns fo:column-count="2" fo:column-gap="4.97mm"/>
        <style:background-image/>
      </style:section-properties>
    </style:style>
    <style:style style:name="columns-3" style:family="section">
      <style:section-properties fo:background-color="transparent" text:dont-balance-text-columns="false" style:editable="false">
        <style:columns fo:column-count="3" fo:column-gap="4.97mm"/>
      </style:section-properties>
    </style:style>
    <style:style style:name="columns-4" style:family="section">
      <style:section-properties fo:background-color="transparent" text:dont-balance-text-columns="false" style:editable="false">
        <style:columns fo:column-count="4" fo:column-gap="4.97mm"/>
      </style:section-properties>
    </style:style>
    <style:style style:name="numbering" style:display-name="Numbering Symbols" style:family="text"/>
    <number:date-style style:name="date-format">
      <number:year number:style="long"/>
      <number:text>-</number:text>
      <number:month number:style="long"/>
      <number:text>-</number:text>
      <number:day number:style="long"/>
    </number:date-style>
  </office:automatic-styles>
  <!-- master-styles -->
  <office:master-styles>
    <style:master-page style:name="Standard" style:page-layout-name="Page">
      <style:footer>
        <text:p text:style-name="Footer"><text:title/><text:tab/><text:chapter text:display="number-and-name" text:outline-level="1"/><text:tab/><text:page-number text:select-page="current">3</text:page-number> of <text:page-count>3</text:page-count></text:p>
      </style:footer>
    </style:master-page>
  </office:master-styles>
</office:document-styles>
</file>